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font-size="14pt" style:font-size-asian="14pt" style:font-size-complex="14pt"/>
    </style:style>
    <style:style style:name="P2" style:family="paragraph" style:parent-style-name="Preformatted_20_Text">
      <style:text-properties fo:color="#111111" loext:opacity="100%" fo:font-weight="bold" style:font-weight-asian="bold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11b3a3" style:font-weight-asian="bold" style:font-weight-complex="bold"/>
    </style:style>
    <style:style style:name="P5" style:family="paragraph" style:parent-style-name="Preformatted_20_Text">
      <style:text-properties fo:color="#ff8000" loext:opacity="100%" fo:font-weight="bold" style:font-weight-asian="bold" style:font-weight-complex="bold"/>
    </style:style>
    <style:style style:name="P6" style:family="paragraph" style:parent-style-name="Preformatted_20_Text">
      <style:text-properties officeooo:paragraph-rsid="0011b3a3"/>
    </style:style>
    <style:style style:name="P7" style:family="paragraph" style:parent-style-name="Preformatted_20_Text">
      <style:text-properties style:font-name="Liberation Mono" fo:font-size="10pt" officeooo:paragraph-rsid="0011b3a3" style:font-name-asian="NSimSun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168253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168253" loext:opacity="100%" fo:font-style="italic" style:text-underline-style="solid" style:text-underline-width="auto" style:text-underline-color="font-color" fo:font-weight="bold" officeooo:rsid="0011b3a3" style:font-style-asian="italic" style:font-weight-asian="bold" style:font-style-complex="italic" style:font-weight-complex="bold"/>
    </style:style>
    <style:style style:name="T5" style:family="text">
      <style:text-properties fo:color="#168253" loext:opacity="100%" style:font-name="Liberation Mono" fo:font-size="10pt" fo:font-style="italic" style:text-underline-style="solid" style:text-underline-width="auto" style:text-underline-color="font-color" fo:font-weight="bold" style:font-name-asian="NSimSun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6" style:family="text">
      <style:text-properties fo:color="#168253" loext:opacity="100%" style:font-name="Liberation Mono" fo:font-size="12pt" fo:font-style="italic" style:text-underline-style="solid" style:text-underline-width="auto" style:text-underline-color="font-color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7" style:family="text">
      <style:text-properties fo:color="#168253" loext:opacity="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168253" loext:opacity="100%" fo:font-size="12pt" fo:font-style="italic" style:text-underline-style="solid" style:text-underline-width="auto" style:text-underline-color="font-color" fo:font-weight="bold" officeooo:rsid="0011b3a3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officeooo:rsid="0011b3a3"/>
    </style:style>
    <style:style style:name="T1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1b3a3" style:font-name-asian="NSimSun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Report on performance of the deep learning models</text:p>
      <text:p text:style-name="Preformatted_20_Text"><text:s text:c="6"/></text:p>
      <text:p text:style-name="Preformatted_20_Text"><text:s text:c="6"/></text:p>
      <text:p text:style-name="Preformatted_20_Text"><text:s text:c="4"/><text:span text:style-name="T2">Analysis Overview: </text:span></text:p>
      <text:p text:style-name="Preformatted_20_Text"><text:s text:c="9"/></text:p>
      <text:p text:style-name="Preformatted_20_Text"><text:s text:c="3"/><text:span text:style-name="T7"><text:s/></text:span><text:span text:style-name="T8">First</text:span><text:span text:style-name="T7"> Model</text:span></text:p>
      <text:p text:style-name="Preformatted_20_Text">In this analysis, the primary objective is to construct a robust deep learning model for predicting the success of funding applications within Alphabet Soup Charity. The dataset, extracted from "charity_data.csv" revolves around the "IS_SUCCESSFUL" variable, serving as the target to delineate funding outcomes.</text:p>
      <text:p text:style-name="P2"><text:span text:style-name="T9">Flow</text:span> Steps </text:p>
      <text:p text:style-name="P5">Data Preprocessing</text:p>
      <text:p text:style-name="P6"><text:s text:c="10"/>Targets: "IS_SUCCESSFUL"</text:p>
      <text:p text:style-name="P6"><text:s text:c="10"/>Features: Inclusion of all columns.</text:p>
      <text:p text:style-name="P6"><text:span text:style-name="T10"><text:s text:c="10"/></text:span><text:span text:style-name="T11">R</text:span><text:span text:style-name="T10">emoved : "EIN" and "NAME.</text:span></text:p>
      <text:p text:style-name="P8"><text:s text:c="10"/>APPLICATION_TYPE :</text:p>
      <text:p text:style-name="P8"><text:s text:c="10"/>Aggregated applications with counts &lt; 500 into the "Other" category.</text:p>
      <text:p text:style-name="P8"><text:s text:c="3"/><text:tab/> <text:s text:c="3"/>CLASSIFICATION :</text:p>
      <text:p text:style-name="P8"><text:s text:c="10"/>Collated classifications with counts &lt; 100 into the "Other" category.</text:p>
      <text:p text:style-name="P8"><text:s text:c="10"/>Categorical Encoding:</text:p>
      <text:p text:style-name="P8"><text:s text:c="10"/>Employed one-hot encoding through pd.get_dummies to transform </text:p>
      <text:p text:style-name="P8"><text:s text:c="10"/>categorical columns into numerical equivalents.</text:p>
      <text:p text:style-name="P5">Compiling, Training, and Evaluating the Model</text:p>
      <text:p text:style-name="Preformatted_20_Text"><text:s text:c="4"/></text:p>
      <text:p text:style-name="Preformatted_20_Text"><text:tab/> <text:s text:c="3"/>num_input_features = len(X_train_scaled[0])</text:p>
      <text:p text:style-name="P6"><text:tab/> <text:s text:c="3"/>hid_nodes_layer1 = 80 activation="relu"</text:p>
      <text:p text:style-name="P6"><text:tab/> <text:s text:c="3"/>hid_nodes_layer2 = 50 activation="relu"</text:p>
      <text:p text:style-name="P6"><text:tab/> <text:s text:c="3"/>hid_nodes_layer3 = 20 activation="relu"</text:p>
      <text:p text:style-name="P6"><text:tab/> <text:s text:c="3"/>Output layer = 1 <text:s text:c="5"/>activation="sigmoid"</text:p>
      <text:p text:style-name="P6"><text:tab/> <text:s text:c="3"/>epoch = 100</text:p>
      <text:p text:style-name="Preformatted_20_Text"/>
      <text:p text:style-name="P3">Results</text:p>
      <text:p text:style-name="Preformatted_20_Text">268/268 - 0s - loss: 0.5678 - accuracy: 0.7270 - 469ms/epoch - 2ms/step</text:p>
      <text:p text:style-name="Preformatted_20_Text">Loss: 0.5678246021270752, Accuracy: 0.7269970774650574</text:p>
      <text:p text:style-name="P3"/>
      <text:p text:style-name="P3">Summary</text:p>
      <text:p text:style-name="Preformatted_20_Text">we have a good performance of the model with as 0.73 accuracy and Loss: 0.567</text:p>
      <text:p text:style-name="Preformatted_20_Text"/>
      <text:p text:style-name="Preformatted_20_Text"><text:s text:c="9"/></text:p>
      <text:p text:style-name="Preformatted_20_Text"><text:s text:c="4"/><text:span text:style-name="T6">Optimizations Models</text:span></text:p>
      <text:p text:style-name="Preformatted_20_Text"><text:s text:c="5"/><text:span text:style-name="T1">1-Optimisation parameters</text:span> </text:p>
      <text:p text:style-name="P3">Trial 1 </text:p>
      <text:p text:style-name="P6">Binning and encoding for app type <text:s/>&lt; 100 and for classification <text:s/>&lt; 100 ,</text:p>
      <text:p text:style-name="P6">number of Layers 128-64-32 ', epochs=100 ,</text:p>
      <text:p text:style-name="P6">fct activation relu and segment for output</text:p>
      <text:p text:style-name="P6"/>
      <text:p text:style-name="P4">Results</text:p>
      <text:p text:style-name="Preformatted_20_Text">268/268 - 1s - loss: 0.5669 - accuracy: 0.7268 - 582ms/epoch - 2ms/step</text:p>
      <text:p text:style-name="Preformatted_20_Text">Loss: 0.5668720602989197,</text:p>
      <text:p text:style-name="Preformatted_20_Text">Accuracy: 0.7267638444900513</text:p>
      <text:p text:style-name="Preformatted_20_Text"/>
      <text:p text:style-name="P3">Summary</text:p>
      <text:p text:style-name="Preformatted_20_Text">we still have the same accuracy as the <text:span text:style-name="T9">First</text:span> model</text:p>
      <text:p text:style-name="Preformatted_20_Text">------------------------------------------------------</text:p>
      <text:p text:style-name="P6"><text:span text:style-name="T1">Trial 2</text:span> </text:p>
      <text:p text:style-name="P6">Binning and encoding for app type <text:s/>&lt; 100 and for classification <text:s/>&lt; 100 </text:p>
      <text:p text:style-name="P6">modify number of Layers 80-30-20 ', epochs=150 ,</text:p>
      <text:p text:style-name="P6">fct activation relu and segment for output</text:p>
      <text:p text:style-name="Preformatted_20_Text"><text:soft-page-break/></text:p>
      <text:p text:style-name="P3">Results</text:p>
      <text:p text:style-name="Preformatted_20_Text">268/268 - 0s - loss: 0.5610 - accuracy: 0.7248 - 497ms/epoch - 2ms/step</text:p>
      <text:p text:style-name="Preformatted_20_Text">Loss: 0.5609777569770813, </text:p>
      <text:p text:style-name="Preformatted_20_Text">Accuracy: 0.724781334400177</text:p>
      <text:p text:style-name="Preformatted_20_Text">---------------------------------------------------------------</text:p>
      <text:p text:style-name="P3">Trial 3 </text:p>
      <text:p text:style-name="P6">'Binning and encoding for app type <text:s/>&lt; 100 and for classification <text:s/>&lt; 100 </text:p>
      <text:p text:style-name="P6">modify number of Layers 80-30-20 ,</text:p>
      <text:p text:style-name="P6">modify epochs=100 ,fct activation tanh and segment for output</text:p>
      <text:p text:style-name="Preformatted_20_Text"/>
      <text:p text:style-name="Preformatted_20_Text"><text:span text:style-name="T1">Results</text:span> </text:p>
      <text:p text:style-name="Preformatted_20_Text">268/268 - 1s - loss: 0.5545 - accuracy: 0.7263 - 773ms/epoch - 3ms/step</text:p>
      <text:p text:style-name="Preformatted_20_Text">Loss: 0.554489254951477,</text:p>
      <text:p text:style-name="Preformatted_20_Text">Accuracy: 0.7262973785400391</text:p>
      <text:p text:style-name="Preformatted_20_Text"/>
      <text:p text:style-name="P3">Summary <text:span text:style-name="T9">of those 3 trials</text:span></text:p>
      <text:p text:style-name="Preformatted_20_Text">when we use the same data processing algorithm and the same target and features ,</text:p>
      <text:p text:style-name="Preformatted_20_Text">we can easily conclude that <text:s/>the modification for differents parametrs as number of layer ,number of epoch ,functions used ,</text:p>
      <text:p text:style-name="Preformatted_20_Text">have a very small impact in the accuracy arround 0.73 .</text:p>
      <text:p text:style-name="Preformatted_20_Text">we can check to modify our data processing algorithm ,the target and features and check the performance of our model .</text:p>
      <text:p text:style-name="Preformatted_20_Text"/>
      <text:p text:style-name="Preformatted_20_Text">2-Optimisation data processing </text:p>
      <text:p text:style-name="Preformatted_20_Text"><text:s/>***Process Flow</text:p>
      <text:p text:style-name="Preformatted_20_Text">we use the same data ,we will explore numerical features for potential outliers</text:p>
      <text:p text:style-name="Preformatted_20_Text">EIN,IS_SUCCESSFUL,STATUS, <text:s/>(ASK_AMT they are some outlier) </text:p>
      <text:p text:style-name="Preformatted_20_Text">AlphabetSoupCharity_Optimization\AlphabetSoupCharity_Optimization_data\img\boxplot3.png</text:p>
      <text:p text:style-name="Preformatted_20_Text"/>
      <text:p text:style-name="Preformatted_20_Text">*** Data processing</text:p>
      <text:p text:style-name="Preformatted_20_Text">#Drop outliers in 'ASK_AMT' column</text:p>
      <text:p text:style-name="Preformatted_20_Text"/>
      <text:p text:style-name="Preformatted_20_Text">#keep <text:s/>just 'APPLICATION_TYPE', 'CLASSIFICATION', and 'USE_CASE'</text:p>
      <text:p text:style-name="Preformatted_20_Text">columns_to_keep = ['APPLICATION_TYPE', 'CLASSIFICATION', 'USE_CASE', 'IS_SUCCESSFUL']</text:p>
      <text:p text:style-name="Preformatted_20_Text">application_df = application_df[columns_to_keep]</text:p>
      <text:p text:style-name="Preformatted_20_Text"/>
      <text:p text:style-name="Preformatted_20_Text">#Convert categorical data to numeric with pd.get_dummies</text:p>
      <text:p text:style-name="Preformatted_20_Text">#Split the data</text:p>
      <text:p text:style-name="Preformatted_20_Text">X = application_df_encoded.drop('IS_SUCCESSFUL', axis=1)</text:p>
      <text:p text:style-name="Preformatted_20_Text">y = application_df_encoded['IS_SUCCESSFUL']</text:p>
      <text:p text:style-name="Preformatted_20_Text"/>
      <text:p text:style-name="Preformatted_20_Text">#Split,create,fit ,scale the data</text:p>
      <text:p text:style-name="Preformatted_20_Text"/>
      <text:p text:style-name="Preformatted_20_Text">#define the model </text:p>
      <text:p text:style-name="Preformatted_20_Text">3 layers (100,50,20),activation fct Relu and sigmoid for Output</text:p>
      <text:p text:style-name="Preformatted_20_Text"/>
      <text:p text:style-name="Preformatted_20_Text"># Compile the model </text:p>
      <text:p text:style-name="Preformatted_20_Text">nn.compile(loss="binary_crossentropy", optimizer="adam", metrics=["accuracy"])</text:p>
      <text:p text:style-name="Preformatted_20_Text"/>
      <text:p text:style-name="Preformatted_20_Text"># Train the model with 100 <text:s/>epochs</text:p>
      <text:p text:style-name="Preformatted_20_Text"/>
      <text:p text:style-name="Preformatted_20_Text">#Results</text:p>
      <text:p text:style-name="Preformatted_20_Text">204/204 - 0s - loss: 0.6399 - accuracy: 0.6452 - 477ms/epoch - 2ms/step</text:p>
      <text:p text:style-name="Preformatted_20_Text">Loss: 0.6399290561676025, </text:p>
      <text:p text:style-name="Preformatted_20_Text">Accuracy: 0.6451563239097595</text:p>
      <text:p text:style-name="Preformatted_20_Text"/>
      <text:p text:style-name="Preformatted_20_Text"><text:soft-page-break/>Summary</text:p>
      <text:p text:style-name="Preformatted_20_Text">after this trail we can conclude that the data processing can impact the performance of the model ,</text:p>
      <text:p text:style-name="Preformatted_20_Text">in our case we have decrease in the performance of the model we increase number of loss 0.639 and we decrease the Accuracy: 0.6451 instead of 0.7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1T22:52:47.232000000</dc:date>
    <meta:editing-duration>PT12M</meta:editing-duration>
    <meta:editing-cycles>1</meta:editing-cycles>
    <meta:document-statistic meta:table-count="0" meta:image-count="0" meta:object-count="0" meta:page-count="3" meta:paragraph-count="95" meta:word-count="564" meta:character-count="4309" meta:non-whitespace-character-count="3621"/>
    <meta:generator>LibreOffice/7.6.0.3$Windows_X86_64 LibreOffice_project/69edd8b8ebc41d00b4de3915dc82f8f0fc3b6265</meta:generator>
  </office:meta>
</office:document-meta>
</file>